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4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2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3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2" style:family="paragraph" style:parent-style-name="Table_20_Contents">
      <style:text-properties fo:font-size="8pt" style:font-size-asian="8pt" style:font-size-complex="8pt"/>
    </style:style>
    <style:style style:name="P63" style:family="paragraph" style:parent-style-name="Table_20_Contents">
      <style:text-properties fo:font-size="4pt" style:font-size-asian="4pt" style:font-size-complex="4pt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style:font-name="Lucida Sans" fo:font-size="14pt" style:font-size-asian="14pt" style:font-size-complex="14pt"/>
    </style:style>
    <style:style style:name="P66" style:family="paragraph" style:parent-style-name="Standard">
      <style:text-properties officeooo:paragraph-rsid="002a5127"/>
    </style:style>
    <style:style style:name="P6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7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7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1"><text:text-input text:description="&lt;line[0].document_number&gt;">21654321613</text:text-input></text:p>
                </table:table-cell>
                <table:table-cell table:style-name="Table3.A1" office:value-type="string">
                  <text:p text:style-name="P22"><text:span text:style-name="T43"><text:text-input text:description="&lt;if test=&quot;line[0].date_maturity&quot;&gt;">If</text:text-input></text:span><text:span text:style-name="T43"><text:text-input text:description="&lt;formatLang(line[0].date_maturity,date=True)&gt;">19/12/1984</text:text-input></text:span><text:span text:style-name="T43"><text:text-input text:description="&lt;/if&gt;">/If</text:text-input></text:span></text:p>
                </table:table-cell>
                <table:table-cell table:style-name="Table3.A1" office:value-type="string">
                  <text:p text:style-name="P23"><text:text-input text:description="&lt;formatLang(line[1])&gt;">21654321613</text:text-input></text:p>
                </table:table-cell>
                <table:table-cell table:style-name="Table3.A1" office:value-type="string">
                  <text:p text:style-name="P23"><text:text-input text:description="&lt;formatLang(line[0].amount_residual_currency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0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6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4">A cuenta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5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7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0"><text:text-input text:description="&lt;o.comment&gt;">Comment</text:text-input>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5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table:number-columns-spanned="4" office:value-type="string">
                  <text:p text:style-name="P29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1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7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8"><text:text-input text:description="&lt;line.number&gt;">21654321613</text:text-input></text:p>
                </table:table-cell>
                <table:table-cell office:value-type="string">
                  <text:p text:style-name="P18"><text:text-input text:description="&lt;line.bank_id.name&gt;">21654321613</text:text-input></text:p>
                </table:table-cell>
                <table:table-cell office:value-type="string">
                  <text:p text:style-name="P18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8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7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/>
    <style:style style:name="MT40" style:family="text">
      <style:text-properties fo:color="#221f1f" fo:letter-spacing="-0.007cm" fo:font-style="normal" officeooo:rsid="001c3d3e" style:font-style-asian="normal" style:font-style-complex="normal"/>
    </style:style>
    <style:style style:name="M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TOTAL</text:p>
            </table:table-cell>
            <table:covered-table-cell/>
            <table:table-cell table:style-name="Tabla6.C1" office:value-type="string">
              <text:p text:style-name="MP44"><text:text-input text:description="&lt;formatLang(o.total_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6">: </text:span></text:span><text:span text:style-name="Fuente_20_de_20_párrafo_20_predeter."><text:span text:style-name="MT36"><text:text-input text:description="&lt;number_to_string(o.total_amount)&gt;">dos mil trecientos cuarenta y cuatro con cincuenta centavos</text:text-input></text:span></text:span><text:span text:style-name="Fuente_20_de_20_párrafo_20_predeter."><text:span text:style-name="MT36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0">OBSERVACIONES</text:span>: <text:span text:style-name="MT41"><text:placeholder text:placeholder-type="text">&lt;o.comment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38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2"><text:s text:c="14"/>____ <text:s text:c="8"/></text:span></text:span></text:p>
              <text:p text:style-name="MP57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2-13T10:07:39.905641068</dc:date>
    <meta:editing-duration>P2DT4H21M44S</meta:editing-duration>
    <meta:editing-cycles>425</meta:editing-cycles>
    <meta:generator>LibreOffice/4.2.7.2$Linux_X86_64 LibreOffice_project/420m0$Build-2</meta:generator>
    <meta:document-statistic meta:table-count="7" meta:image-count="0" meta:object-count="0" meta:page-count="1" meta:paragraph-count="72" meta:word-count="288" meta:character-count="1682" meta:non-whitespace-character-count="1565"/>
  </office:meta>
</office:document-meta>
</file>